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Gobier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MDG_OTC_DD_2025_v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MDG_OrganizacionTerritorialCantonal_20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Organización Territorial Cantona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ircunscripciones territoriales conformadas por parroquias rurales y la cabecera cantonal con sus parroquias urbanas, señaladas en su respectiva ley de creación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</text:p>
          </table:table-cell>
          <table:table-cell office:value-type="string" table:style-name="ce3">
            <text:p>Código de identificación del objeto geográfico según el Catálogo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del cantón</text:p>
          </table:table-cell>
          <table:table-cell office:value-type="string" table:style-name="ce3">
            <text:p>Código de cuatro digitos para cada cantó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ntón</text:p>
          </table:table-cell>
          <table:table-cell office:value-type="string" table:style-name="ce3">
            <text:p>Nombre del cantó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ño</text:p>
          </table:table-cell>
          <table:table-cell office:value-type="string" table:style-name="ce3">
            <text:p>Año de generación de la informació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to asociado</text:p>
          </table:table-cell>
          <table:table-cell office:value-type="string" table:style-name="ce3">
            <text:p>Texto aclaratorio del objeto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P</meta:initial-creator>
    <dc:creator>Tatiana Belen Garzon Zambrano</dc:creator>
    <meta:creation-date>2020-12-02T16:57:00Z</meta:creation-date>
    <dc:date>2025-01-29T19:09:11Z</dc:date>
  </office:meta>
</office:document-meta>
</file>